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483" officeooo:paragraph-rsid="001eb483"/>
    </style:style>
    <style:style style:name="P2" style:family="paragraph" style:parent-style-name="Standard">
      <style:text-properties officeooo:rsid="001fad07" officeooo:paragraph-rsid="001fad07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eb483" officeooo:paragraph-rsid="001eb483"/>
    </style:style>
    <style:style style:name="P4" style:family="paragraph" style:parent-style-name="Standard">
      <style:text-properties officeooo:rsid="001fad07" officeooo:paragraph-rsid="001fe3d5"/>
    </style:style>
    <style:style style:name="P5" style:family="paragraph" style:parent-style-name="Standard">
      <style:text-properties officeooo:rsid="0020ec8e" officeooo:paragraph-rsid="0020ec8e"/>
    </style:style>
    <style:style style:name="T1" style:family="text">
      <style:text-properties officeooo:rsid="001fe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?xml version="1.0" encoding="UTF-8"?&gt;<text:tab/></text:p>
      <text:p text:style-name="P2">&lt;catalog&gt;<text:tab/></text:p>
      <text:p text:style-name="P2"><text:tab/>&lt;cd codigo="001"&gt;<text:tab/></text:p>
      <text:p text:style-name="P2"><text:tab/><text:tab/>&lt;title&gt;Empire Burlesque&lt;/title&gt;<text:tab/></text:p>
      <text:p text:style-name="P2"><text:tab/><text:tab/>&lt;artist tipo="clásico"&gt;Bob Dylan&lt;/artist&gt;</text:p>
      <text:p text:style-name="P2"><text:s text:c="16"/>&lt;country&gt;USA&lt;/country&gt;<text:tab/></text:p>
      <text:p text:style-name="P2"><text:s text:c="16"/>&lt;company&gt;Columbia&lt;/company&gt;<text:tab/></text:p>
      <text:p text:style-name="P2"><text:tab/><text:tab/>&lt;price&gt;10.90&lt;/price&gt;<text:tab/></text:p>
      <text:p text:style-name="P2"><text:s text:c="16"/>&lt;fecha&gt;</text:p>
      <text:p text:style-name="P2"><text:s text:c="23"/>&lt;month&gt;Enero&lt;/month&gt;</text:p>
      <text:p text:style-name="P2"><text:s text:c="23"/>&lt;year&gt;1985&lt;/year&gt;</text:p>
      <text:p text:style-name="P2"><text:s text:c="16"/>&lt;/fecha&gt;</text:p>
      <text:p text:style-name="P2"><text:tab/>&lt;/cd&gt;<text:tab/></text:p>
      <text:p text:style-name="P2"><text:tab/>&lt;cd codigo="002"&gt;<text:tab/></text:p>
      <text:p text:style-name="P2"><text:tab/><text:tab/>&lt;title&gt;Hide<text:tab/>your<text:tab/>heart&lt;/title&gt;<text:tab/></text:p>
      <text:p text:style-name="P2"><text:tab/><text:tab/>&lt;artist tipo="pop"&gt;Bonnie<text:tab/>Tyler&lt;/artist&gt;<text:tab/></text:p>
      <text:p text:style-name="P2"><text:tab/><text:tab/>&lt;country&gt;UK&lt;/country&gt;<text:tab/></text:p>
      <text:p text:style-name="P2"><text:tab/><text:tab/>&lt;company&gt;CBS<text:tab/>Records&lt;/company&gt;<text:tab/></text:p>
      <text:p text:style-name="P2"><text:tab/><text:tab/>&lt;price&gt;9.90&lt;/price&gt;<text:tab/></text:p>
      <text:p text:style-name="P2"><text:s text:c="16"/>&lt;fecha&gt;</text:p>
      <text:p text:style-name="P2"><text:s text:c="23"/>&lt;month&gt;Marzo&lt;/month&gt;</text:p>
      <text:p text:style-name="P2"><text:s text:c="23"/>&lt;year&gt;1990&lt;/year&gt;</text:p>
      <text:p text:style-name="P2"><text:s text:c="16"/>&lt;/fecha&gt;</text:p>
      <text:p text:style-name="P2"><text:tab/>&lt;/cd&gt;<text:tab/></text:p>
      <text:p text:style-name="P2"><text:tab/>&lt;cd codigo="003"&gt;<text:tab/></text:p>
      <text:p text:style-name="P2"><text:tab/><text:tab/>&lt;title&gt;Greatest<text:tab/>Hits&lt;/title&gt;<text:tab/></text:p>
      <text:p text:style-name="P2"><text:tab/><text:tab/>&lt;artist tipo="rock"&gt;Dolly Parton&lt;/artist&gt;<text:tab/></text:p>
      <text:p text:style-name="P2"><text:tab/><text:tab/>&lt;country&gt;USA&lt;/country&gt;<text:tab/></text:p>
      <text:p text:style-name="P2"><text:tab/><text:tab/>&lt;company&gt;RCA&lt;/company&gt;<text:tab/></text:p>
      <text:p text:style-name="P2"><text:s text:c="16"/>&lt;fecha&gt;</text:p>
      <text:p text:style-name="P2"><text:s text:c="23"/>&lt;month&gt;Febrero&lt;/month&gt;</text:p>
      <text:p text:style-name="P2"><text:s text:c="23"/>&lt;year&gt;2000&lt;/year&gt;</text:p>
      <text:p text:style-name="P2"><text:s text:c="16"/>&lt;/fecha&gt;</text:p>
      <text:p text:style-name="P2"><text:tab/>&lt;/cd&gt;<text:tab/></text:p>
      <text:p text:style-name="P2"><text:tab/>&lt;cd codigo="004"&gt;<text:tab/></text:p>
      <text:p text:style-name="P2"><text:tab/><text:tab/>&lt;title&gt;Still<text:tab/>got<text:tab/>the<text:tab/>blues&lt;/title&gt;<text:tab/></text:p>
      <text:p text:style-name="P2"><text:tab/><text:tab/>&lt;artist tipo="pop"&gt;Gary<text:tab/>Moore&lt;/artist&gt;<text:tab/></text:p>
      <text:p text:style-name="P2"><text:tab/><text:tab/>&lt;country&gt;UK&lt;/country&gt;<text:tab/></text:p>
      <text:p text:style-name="P2"><text:tab/><text:tab/>&lt;company&gt;Virgin<text:tab/>records&lt;/company&gt;<text:tab/></text:p>
      <text:p text:style-name="P2"><text:tab/><text:tab/>&lt;price&gt;10.20&lt;/price&gt;<text:tab/></text:p>
      <text:p text:style-name="P2"><text:s text:c="16"/>&lt;fecha&gt;</text:p>
      <text:p text:style-name="P2"><text:s text:c="23"/>&lt;month&gt;Junio&lt;/month&gt;</text:p>
      <text:p text:style-name="P2"><text:s text:c="23"/>&lt;year&gt;2008&lt;/year&gt;</text:p>
      <text:p text:style-name="P2"><text:s text:c="16"/>&lt;/fecha&gt;</text:p>
      <text:p text:style-name="P2"><text:tab/>&lt;/cd&gt;<text:tab/></text:p>
      <text:p text:style-name="P2"><text:tab/>&lt;cd codigo="005"&gt;<text:tab/></text:p>
      <text:p text:style-name="P2"><text:tab/><text:tab/>&lt;title&gt;Eros&lt;/title&gt;<text:tab/></text:p>
      <text:p text:style-name="P2"><text:tab/><text:tab/>&lt;artist tipo="rock"&gt;Eros<text:tab/>Ramazzotti&lt;/artist&gt;<text:tab/></text:p>
      <text:p text:style-name="P2"><text:tab/><text:tab/>&lt;country&gt;EU&lt;/country&gt;<text:tab/></text:p>
      <text:p text:style-name="P2"><text:tab/><text:tab/>&lt;company&gt;BMG&lt;/company&gt;<text:tab/></text:p>
      <text:p text:style-name="P2"><text:tab/><text:tab/>&lt;price&gt;9.90&lt;/price&gt;<text:tab/></text:p>
      <text:p text:style-name="P2"><text:s text:c="16"/>&lt;fecha&gt;</text:p>
      <text:p text:style-name="P2"><text:soft-page-break/><text:s text:c="23"/>&lt;month&gt;Agosto&lt;/month&gt;</text:p>
      <text:p text:style-name="P2"><text:s text:c="23"/>&lt;year&gt;1985&lt;/year&gt;</text:p>
      <text:p text:style-name="P2"><text:s text:c="16"/>&lt;/fecha&gt;</text:p>
      <text:p text:style-name="P2"><text:tab/>&lt;/cd&gt;<text:tab/></text:p>
      <text:p text:style-name="P2"><text:tab/>&lt;cd codigo="006"&gt;<text:tab/></text:p>
      <text:p text:style-name="P2"><text:tab/><text:tab/>&lt;title&gt;One<text:tab/>night<text:tab/>only&lt;/title&gt;<text:tab/></text:p>
      <text:p text:style-name="P2"><text:tab/><text:tab/>&lt;artist tipo=""&gt;Bee<text:tab/>Gees&lt;/artist&gt;<text:tab/></text:p>
      <text:p text:style-name="P2"><text:tab/><text:tab/>&lt;country&gt;UK&lt;/country&gt;<text:tab/></text:p>
      <text:p text:style-name="P2"><text:tab/><text:tab/>&lt;company&gt;Polydor&lt;/company&gt;<text:tab/></text:p>
      <text:p text:style-name="P2"><text:tab/><text:tab/>&lt;price&gt;10.90&lt;/price&gt;<text:tab/></text:p>
      <text:p text:style-name="P2"><text:s text:c="16"/>&lt;fecha&gt;</text:p>
      <text:p text:style-name="P2"><text:s text:c="23"/>&lt;month&gt;Enero&lt;/month&gt;</text:p>
      <text:p text:style-name="P2"><text:s text:c="23"/>&lt;year&gt;2001&lt;/year&gt;</text:p>
      <text:p text:style-name="P2"><text:s text:c="16"/>&lt;/fecha&gt;</text:p>
      <text:p text:style-name="P2"><text:tab/>&lt;/cd&gt;<text:tab/></text:p>
      <text:p text:style-name="P2"><text:tab/>&lt;cd codigo="007"&gt;<text:tab/></text:p>
      <text:p text:style-name="P2"><text:tab/><text:tab/>&lt;title&gt;Sylvias<text:tab/>Mother&lt;/title&gt;<text:tab/></text:p>
      <text:p text:style-name="P2"><text:tab/><text:tab/>&lt;artist tipo="clásico"&gt;Dr.Hook&lt;/artist&gt;<text:tab/></text:p>
      <text:p text:style-name="P2"><text:tab/><text:tab/>&lt;country&gt;UK&lt;/country&gt;<text:tab/></text:p>
      <text:p text:style-name="P2"><text:tab/><text:tab/>&lt;company&gt;CBS&lt;/company&gt;<text:tab/></text:p>
      <text:p text:style-name="P2"><text:tab/><text:tab/>&lt;price&gt;8.10&lt;/price&gt;<text:tab/></text:p>
      <text:p text:style-name="P2"><text:s text:c="16"/>&lt;fecha&gt;</text:p>
      <text:p text:style-name="P2"><text:s text:c="23"/>&lt;month&gt;Junio&lt;/month&gt;</text:p>
      <text:p text:style-name="P2"><text:s text:c="23"/>&lt;year&gt;2003&lt;/year&gt;</text:p>
      <text:p text:style-name="P2"><text:s text:c="16"/>&lt;/fecha&gt;</text:p>
      <text:p text:style-name="P2"><text:tab/>&lt;/cd&gt;<text:tab/></text:p>
      <text:p text:style-name="P2"><text:tab/>&lt;cd codigo="008"&gt;<text:tab/></text:p>
      <text:p text:style-name="P2"><text:tab/><text:tab/>&lt;title&gt;Maggie<text:tab/>May&lt;/title&gt;<text:tab/></text:p>
      <text:p text:style-name="P2"><text:tab/><text:tab/>&lt;artist tipo=""&gt;Rod<text:tab/>Stewart&lt;/artist&gt;<text:tab/></text:p>
      <text:p text:style-name="P2"><text:tab/><text:tab/>&lt;country&gt;UK&lt;/country&gt;<text:tab/></text:p>
      <text:p text:style-name="P2"><text:tab/><text:tab/>&lt;company&gt;Pickwick&lt;/company&gt;<text:tab/></text:p>
      <text:p text:style-name="P2"><text:tab/><text:tab/>&lt;price&gt;8.50&lt;/price&gt;<text:tab/></text:p>
      <text:p text:style-name="P2"><text:s text:c="16"/>&lt;fecha&gt;</text:p>
      <text:p text:style-name="P2"><text:s text:c="23"/>&lt;month&gt;Junio&lt;/month&gt;</text:p>
      <text:p text:style-name="P2"><text:s text:c="23"/>&lt;year&gt;1985&lt;/year&gt;</text:p>
      <text:p text:style-name="P2"><text:s text:c="16"/>&lt;/fecha&gt;</text:p>
      <text:p text:style-name="P2"><text:tab/>&lt;/cd&gt;<text:tab/></text:p>
      <text:p text:style-name="P2"><text:tab/>&lt;cd codigo="009"&gt;<text:tab/></text:p>
      <text:p text:style-name="P2"><text:tab/><text:tab/>&lt;title&gt;Romanza&lt;/title&gt;<text:tab/></text:p>
      <text:p text:style-name="P2"><text:tab/><text:tab/>&lt;artist tipo="rock"&gt;Andrea<text:tab/>Bocelli&lt;/artist&gt;<text:tab/></text:p>
      <text:p text:style-name="P2"><text:tab/><text:tab/>&lt;country&gt;EU&lt;/country&gt;<text:tab/></text:p>
      <text:p text:style-name="P2"><text:tab/><text:tab/>&lt;company&gt;Polydor&lt;/company&gt;<text:tab/></text:p>
      <text:p text:style-name="P2"><text:tab/><text:tab/>&lt;price&gt;10.80&lt;/price&gt;<text:tab/></text:p>
      <text:p text:style-name="P2"><text:s text:c="16"/>&lt;fecha&gt;</text:p>
      <text:p text:style-name="P2"><text:s text:c="23"/>&lt;month&gt;Marzo&lt;/month&gt;</text:p>
      <text:p text:style-name="P2"><text:s text:c="23"/>&lt;year&gt;1970&lt;/year&gt;</text:p>
      <text:p text:style-name="P2"><text:s text:c="16"/>&lt;/fecha&gt;</text:p>
      <text:p text:style-name="P2"><text:tab/>&lt;/cd&gt;<text:tab/></text:p>
      <text:p text:style-name="P2"><text:tab/>&lt;cd codigo="010"&gt;<text:tab/></text:p>
      <text:p text:style-name="P2"><text:tab/><text:tab/>&lt;title&gt;When<text:tab/>a<text:tab/>man<text:tab/>loves<text:tab/>a<text:tab/>woman&lt;/title&gt;<text:tab/></text:p>
      <text:p text:style-name="P2"><text:tab/><text:tab/>&lt;artist&gt;Percy<text:tab/>Sledge&lt;/artist&gt;<text:tab/></text:p>
      <text:p text:style-name="P2"><text:tab/><text:tab/>&lt;country&gt;USA&lt;/country&gt;<text:tab/></text:p>
      <text:p text:style-name="P2"><text:soft-page-break/><text:tab/><text:tab/>&lt;company&gt;Atlantic&lt;/company&gt;<text:tab/></text:p>
      <text:p text:style-name="P2"><text:tab/><text:tab/>&lt;price&gt;8.70&lt;/price&gt;<text:tab/></text:p>
      <text:p text:style-name="P2"><text:s text:c="16"/>&lt;fecha&gt;</text:p>
      <text:p text:style-name="P2"><text:s text:c="23"/>&lt;month&gt;Septiembre&lt;/month&gt;</text:p>
      <text:p text:style-name="P2"><text:s text:c="23"/>&lt;year&gt;1982&lt;/year&gt;</text:p>
      <text:p text:style-name="P2"><text:s text:c="16"/>&lt;/fecha&gt;</text:p>
      <text:p text:style-name="P2"><text:tab/>&lt;/cd&gt;<text:tab/></text:p>
      <text:p text:style-name="P2">&lt;/catalog&gt;</text:p>
      <text:p text:style-name="P3"/>
      <text:p text:style-name="P1"/>
      <text:p text:style-name="P5">&lt;?xml version="1.0" encoding="UTF-8"?&gt;</text:p>
      <text:p text:style-name="P5">&lt;xsl:stylesheet version="1.0"</text:p>
      <text:p text:style-name="P5">xmlns:xsl="http://www.w3.org/1999/XSL/Transform"&gt;</text:p>
      <text:p text:style-name="P5">&lt;xsl:template match="/"&gt;</text:p>
      <text:p text:style-name="P5"><text:s text:c="2"/>&lt;html&gt;</text:p>
      <text:p text:style-name="P5"><text:s text:c="2"/>&lt;body&gt;</text:p>
      <text:p text:style-name="P5"><text:s text:c="4"/>&lt;table border="1"&gt;</text:p>
      <text:p text:style-name="P5"><text:s text:c="6"/>&lt;tr bgcolor="#ff99ff"&gt;</text:p>
      <text:p text:style-name="P5"><text:s text:c="8"/>&lt;th <text:s/>colspan="5"&gt;&lt;h2&gt;My CD Collection&lt;/h2&gt;&lt;/th&gt;</text:p>
      <text:p text:style-name="P5"><text:s text:c="6"/>&lt;/tr&gt;</text:p>
      <text:p text:style-name="P5"><text:s text:c="6"/>&lt;tr&gt;</text:p>
      <text:p text:style-name="P5"><text:s text:c="8"/>&lt;th bgcolor="#ff0000"&gt;CÓDIGO&lt;/th&gt;</text:p>
      <text:p text:style-name="P5"><text:s text:c="8"/>&lt;th bgcolor="#88ff00"&gt;TÍTULO&lt;/th&gt;</text:p>
      <text:p text:style-name="P5"><text:s text:c="8"/>&lt;th bgcolor="#88ff00"&gt;ARTISTA&lt;/th&gt;</text:p>
      <text:p text:style-name="P5"><text:s text:c="8"/>&lt;th bgcolor="#ff0000"&gt;TIPO DE MÚSICA&lt;/th&gt;</text:p>
      <text:p text:style-name="P5"><text:s text:c="8"/>&lt;th bgcolor="#88ff00"&gt;FECHA DEL CD&lt;/th&gt;</text:p>
      <text:p text:style-name="P5"><text:s text:c="6"/>&lt;/tr&gt;</text:p>
      <text:p text:style-name="P5"><text:s text:c="6"/>&lt;xsl:for-each select="catalog/cd"&gt;</text:p>
      <text:p text:style-name="P5"><text:s text:c="6"/>&lt;tr&gt;</text:p>
      <text:p text:style-name="P5"><text:s text:c="6"/>&lt;td&gt;&lt;center&gt;&lt;xsl:value-of select="@codigo"/&gt;&lt;/center&gt;&lt;/td&gt;</text:p>
      <text:p text:style-name="P5"><text:s text:c="6"/>&lt;td&gt;&lt;center&gt;&lt;xsl:value-of select="title"/&gt;&lt;/center&gt;&lt;/td&gt;</text:p>
      <text:p text:style-name="P5"><text:s text:c="6"/>&lt;td&gt;&lt;center&gt;&lt;xsl:value-of select="artist"/&gt;&lt;/center&gt;&lt;/td&gt;</text:p>
      <text:p text:style-name="P5"><text:s text:c="6"/>&lt;td&gt;&lt;center&gt;&lt;xsl:value-of select="artist/@tipo"/&gt;&lt;/center&gt;&lt;/td&gt;</text:p>
      <text:p text:style-name="P5"><text:s text:c="6"/>&lt;td&gt;&lt;center&gt;&lt;xsl:value-of select="fecha/month"/&gt; - &lt;xsl:value-of select="fecha/year"/&gt;&lt;/center&gt;&lt;/td&gt;</text:p>
      <text:p text:style-name="P5"><text:s text:c="6"/>&lt;/tr&gt;</text:p>
      <text:p text:style-name="P5"><text:s text:c="6"/>&lt;/xsl:for-each&gt;</text:p>
      <text:p text:style-name="P5"/>
      <text:p text:style-name="P5"><text:s text:c="4"/>&lt;/table&gt;</text:p>
      <text:p text:style-name="P5"><text:s text:c="2"/>&lt;/body&gt;</text:p>
      <text:p text:style-name="P5"><text:s text:c="2"/>&lt;/html&gt;</text:p>
      <text:p text:style-name="P5">&lt;/xsl:template&gt;</text:p>
      <text:p text:style-name="P5">&lt;/xsl:styleshee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8:11:53.019686901</meta:creation-date>
    <dc:date>2020-03-10T09:08:45.554717283</dc:date>
    <meta:editing-duration>PT49M4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143" meta:word-count="218" meta:character-count="4142" meta:non-whitespace-character-count="2928"/>
  </office:meta>
</office:document-meta>
</file>